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size="14pt" style:font-size-asian="14pt" style:font-size-complex="14pt"/>
    </style:style>
    <style:style style:name="T5" style:parent-style-name="DefaultParagraphFont" style:family="text">
      <style:text-properties fo:font-size="14pt" style:font-size-asian="14pt" style:font-size-complex="14pt"/>
    </style:style>
    <style:style style:name="T6" style:parent-style-name="DefaultParagraphFont" style:family="text">
      <style:text-properties fo:color="#4472C4" fo:font-size="14pt" style:font-size-asian="14pt" style:font-size-complex="14pt"/>
    </style:style>
    <style:style style:name="T7" style:parent-style-name="DefaultParagraphFont" style:family="text">
      <style:text-properties fo:color="#FF0000" fo:font-size="14pt" style:font-size-asian="14pt" style:font-size-complex="14pt"/>
    </style:style>
    <style:style style:name="T8" style:parent-style-name="DefaultParagraphFont" style:family="text">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T10" style:parent-style-name="DefaultParagraphFont" style:family="text">
      <style:text-properties fo:color="#4472C4" fo:font-size="14pt" style:font-size-asian="14pt" style:font-size-complex="14pt"/>
    </style:style>
    <style:style style:name="T11" style:parent-style-name="DefaultParagraphFont" style:family="text">
      <style:text-properties fo:color="#FF0000" fo:font-size="14pt" style:font-size-asian="14pt" style:font-size-complex="14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font-weight="bold" style:font-weight-asian="bold" style:font-weight-complex="bold"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weight="bold" style:font-weight-asian="bold" style:font-weight-complex="bold" style:use-window-font-color="true" fo:font-size="14pt" style:font-size-asian="14pt" style:font-size-complex="14pt"/>
    </style:style>
    <style:style style:name="T16" style:parent-style-name="DefaultParagraphFont" style:family="text">
      <style:text-properties fo:font-weight="bold" style:font-weight-asian="bold" style:font-weight-complex="bold" style:use-window-font-color="true" fo:font-size="14pt" style:font-size-asian="14pt" style:font-size-complex="14pt"/>
    </style:style>
    <style:style style:name="T17" style:parent-style-name="DefaultParagraphFont" style:family="text">
      <style:text-properties fo:font-weight="bold" style:font-weight-asian="bold" style:font-weight-complex="bold" style:use-window-font-color="true" fo:font-size="14pt" style:font-size-asian="14pt" style:font-size-complex="14pt"/>
    </style:style>
    <style:style style:name="T18" style:parent-style-name="DefaultParagraphFont" style:family="text">
      <style:text-properties fo:font-weight="bold" style:font-weight-asian="bold" style:font-weight-complex="bold" style:use-window-font-color="true" fo:font-size="14pt" style:font-size-asian="14pt" style:font-size-complex="14pt"/>
    </style:style>
    <style:style style:name="T19" style:parent-style-name="DefaultParagraphFont" style:family="text">
      <style:text-properties fo:font-weight="bold" style:font-weight-asian="bold" style:font-weight-complex="bold"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style:use-window-font-color="true" fo:font-size="14pt" style:font-size-asian="14pt" style:font-size-complex="14pt"/>
    </style:style>
    <style:style style:name="T22" style:parent-style-name="DefaultParagraphFont" style:family="text">
      <style:text-properties fo:font-weight="bold" style:font-weight-asian="bold" style:font-weight-complex="bold" style:use-window-font-color="true" fo:font-size="14pt" style:font-size-asian="14pt" style:font-size-complex="14pt"/>
    </style:style>
    <style:style style:name="T23" style:parent-style-name="DefaultParagraphFont" style:family="text">
      <style:text-properties fo:font-weight="bold" style:font-weight-asian="bold" style:font-weight-complex="bold" style:use-window-font-color="true" fo:font-size="14pt" style:font-size-asian="14pt" style:font-size-complex="14pt"/>
    </style:style>
    <style:style style:name="T24" style:parent-style-name="DefaultParagraphFont" style:family="text">
      <style:text-properties fo:font-weight="bold" style:font-weight-asian="bold" style:font-weight-complex="bold" style:use-window-font-color="true" fo:font-size="14pt" style:font-size-asian="14pt" style:font-size-complex="14pt"/>
    </style:style>
    <style:style style:name="T25" style:parent-style-name="DefaultParagraphFont" style:family="text">
      <style:text-properties fo:font-weight="bold" style:font-weight-asian="bold" style:font-weight-complex="bold"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color="#4472C4" fo:font-size="14pt" style:font-size-asian="14pt" style:font-size-complex="14pt"/>
    </style:style>
    <style:style style:name="T33" style:parent-style-name="DefaultParagraphFont" style:family="text">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weight="bold" style:font-weight-asian="bold" style:font-weight-complex="bold"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weight="bold" style:font-weight-asian="bold" style:font-weight-complex="bold"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T43" style:parent-style-name="DefaultParagraphFont" style:family="text">
      <style:text-properties fo:font-weight="bold" style:font-weight-asian="bold" style:font-weight-complex="bold"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weight="bold" style:font-weight-asian="bold" style:font-weight-complex="bold"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weight="bold" style:font-weight-asian="bold" style:font-weight-complex="bold" fo:font-size="14pt" style:font-size-asian="14pt" style:font-size-complex="14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weight="bold" style:font-weight-asian="bold" style:font-weight-complex="bold"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weight="bold" style:font-weight-asian="bold" style:font-weight-complex="bold"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weight="bold" style:font-weight-asian="bold" style:font-weight-complex="bold" fo:font-size="14pt" style:font-size-asian="14pt" style:font-size-complex="14pt"/>
    </style:style>
    <style:style style:name="T54" style:parent-style-name="DefaultParagraphFont" style:family="text">
      <style:text-properties fo:font-size="14pt" style:font-size-asian="14pt" style:font-size-complex="14pt"/>
    </style:style>
    <style:style style:name="P55" style:parent-style-name="Standard" style:family="paragraph">
      <style:text-properties fo:font-size="14pt" style:font-size-asian="14pt" style:font-size-complex="14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weight="bold" style:font-weight-asian="bold" style:font-weight-complex="bold" fo:font-size="14pt" style:font-size-asian="14pt" style:font-size-complex="14pt"/>
    </style:style>
    <style:style style:name="T58" style:parent-style-name="DefaultParagraphFont" style:family="text">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T60" style:parent-style-name="DefaultParagraphFont" style:family="text">
      <style:text-properties fo:font-size="14pt" style:font-size-asian="14pt" style:font-size-complex="14pt"/>
    </style:style>
  </office:automatic-styles>
  <office:body>
    <office:text text:use-soft-page-breaks="true">
      <text:p text:style-name="P1">Pentru proiectul final, am ales o aplicatie de tipul Ecommerce, mai exact un Shop online cu componente de pc si accesoriile/perifericele aferente.</text:p>
      <text:p text:style-name="P2"/>
      <text:p text:style-name="P3">Pentru o buna functionare a aplcatiei, va rog sa folositi urmatoarele path-uri:</text:p>
      <text:p text:style-name="P4"/>
      <text:p text:style-name="Standard"><text:span text:style-name="T5">Pentru inceput, dupa rularea aplciatiei, intrati pe<text:s/></text:span><text:a xlink:href="http://localhost:8080/login" office:target-frame-name="_top" xlink:show="replace"><text:span text:style-name="T6">http://localhost:8080/</text:span></text:a><text:span text:style-name="T7"><text:s/></text:span><text:span text:style-name="T8"><text:s/>→ pentru a ajunge pe pagina principala (home), aici puteti observa ca exista in dreapta sus, butonul de login.</text:span></text:p>
      <text:p text:style-name="P9"/>
      <text:p text:style-name="Standard"><text:a xlink:href="http://localhost:8080/login" office:target-frame-name="_top" xlink:show="replace"><text:span text:style-name="T10">http://localhost:8080/login</text:span></text:a><text:span text:style-name="T11"><text:s/></text:span><text:span text:style-name="T12">→ aici puteti sa va logati sau sa va inregistrati, eu deja am creat 2 useri, unul cu rolul de a</text:span><text:span text:style-name="T13">dmin si unul cu rolul de client,</text:span><text:span text:style-name="T14"><text:s/>contul de admin este<text:s/></text:span><text:span text:style-name="T15">(<text:s/></text:span><text:a xlink:href="mailto:admin@gmail.com" office:target-frame-name="_top" xlink:show="replace"><text:span text:style-name="T16">admin@gmail.com</text:span></text:a><text:span text:style-name="T17"><text:s/>-</text:span><text:span text:style-name="T18"><text:s/>123456</text:span><text:span text:style-name="T19">)</text:span><text:span text:style-name="T20">, iar cotul de client<text:s/></text:span><text:span text:style-name="T21">este<text:s/></text:span><text:span text:style-name="T22">(<text:s/></text:span><text:a xlink:href="mailto:client@gmail.com" office:target-frame-name="_top" xlink:show="replace"><text:span text:style-name="T23">client@gmail.com</text:span></text:a><text:span text:style-name="T24"><text:s/>123456</text:span><text:span text:style-name="T25">)</text:span><text:span text:style-name="T26">. Va rog sa fiti siguri ca nu sunteti conectati cu alt cont, nu stiu motivul momentan, dar daca nu dau logout si incerc sa bag alt user, imi va da eroare aplicatia.</text:span></text:p>
      <text:p text:style-name="Standard"><text:span text:style-name="T27">Butonul de register functioneaza, dar cel cu logare cu cont de google inca nu functioneaza complet, reusesc sa ma loghez cu contul de google in urma API-ului creat si atasat in<text:s/></text:span><text:span text:style-name="T28">application.properties</text:span><text:span text:style-name="T29">, dar la finalizarea acestuia imi da eroare, dar se inregistreaza contul in baza de date.</text:span></text:p>
      <text:p text:style-name="P30"/>
      <text:p text:style-name="Standard"><text:span text:style-name="T31">Daca v-ati conectat ca admin, va rog sa introduceti manual<text:s/></text:span><text:a xlink:href="http://localhost:8080/admin" office:target-frame-name="_top" xlink:show="replace"><text:span text:style-name="T32">http://localhost:8080/admin</text:span></text:a><text:span text:style-name="T33">, pentru a putea adauga produse sau categorii de produse, momentan nu stiu sigur cum sa ma redirectioneze in functie de rol, pe calea dorita ( am incercat, dar primeam prea multe erori). Dupa adaugarea unui produs si a unei poze, pentru a fi vizibila poza produsului, trebuie rulata din nou aplicatia.</text:span></text:p>
      <text:p text:style-name="P34"/>
      <text:p text:style-name="Standard"><text:span text:style-name="T35">Ca sa va conectati cu utilizatorul<text:s/></text:span><text:span text:style-name="T36">client</text:span><text:span text:style-name="T37">, aveti grija sa dati<text:s/></text:span><text:span text:style-name="T38">logout</text:span><text:span text:style-name="T39"><text:s/>la contul de<text:s/></text:span><text:span text:style-name="T40">admin</text:span><text:span text:style-name="T41"><text:s/>sau contul curent.</text:span></text:p>
      <text:p text:style-name="Standard"><text:span text:style-name="T42">Ca si client puteti sa apasati pe<text:s/></text:span><text:span text:style-name="T43">butonul shop</text:span><text:span text:style-name="T44"><text:s/>si sa selectati din stanga, categoria de produse dorita sau chiar toate produsele, apoi puteti da pe V</text:span><text:span text:style-name="T45">iew Product</text:span><text:span text:style-name="T46"><text:s/>pe produsul dorit si<text:s/></text:span><text:span text:style-name="T47">Add to Cart</text:span><text:span text:style-name="T48"><text:s/>pentru a fi adaugat in cos, dupa cum puteti observa, in dreapta sus apar cate produse aveti in cos. Dupa ce ati selectat produsele dorite, puteti accesa butonul<text:s/></text:span><text:span text:style-name="T49">Cart</text:span><text:span text:style-name="T50">, pentru a vizualiza cosul de cumparaturi, aici puteti sa dati<text:s/></text:span><text:span text:style-name="T51">Remove</text:span><text:span text:style-name="T52"><text:s/>la un produs sau sa accesati butonul<text:s/></text:span><text:span text:style-name="T53">Go to checkout</text:span><text:span text:style-name="T54">, pentru a finaliza comanda.</text:span></text:p>
      <text:p text:style-name="P55"/>
      <text:p text:style-name="Standard"><text:span text:style-name="T56">Butonul de<text:s/></text:span><text:span text:style-name="T57">Pay</text:span><text:span text:style-name="T58">, momentan nu functioneaza, dorind pe viior sa-l leg la o modalitate de plata cu cardul sau prin paypal.</text:span></text:p>
      <text:p text:style-name="P59"/>
      <text:p text:style-name="Standard"><text:span text:style-name="T60">Multumesc pentru timpul acord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heorghe Theodor Cristian</dc:creator>
    <meta:creation-date>2023-12-14T17:04:00Z</meta:creation-date>
    <dc:date>2023-12-14T17:06:00Z</dc:date>
    <meta:template xlink:href="Normal.dotm" xlink:type="simple"/>
    <meta:editing-cycles>2</meta:editing-cycles>
    <meta:editing-duration>PT120S</meta:editing-duration>
    <meta:document-statistic meta:page-count="1" meta:paragraph-count="5" meta:word-count="374" meta:character-count="2505" meta:row-count="17" meta:non-whitespace-character-count="2136"/>
  </office:meta>
</office:document-meta>
</file>